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Michaeli,</text:p>
      <text:p text:style-name="Normal">tvoje přítomnost je pro mě jako jasná záře příslibu, že každý den může být plný krásy a tvořivosti. Tento Valentýn, oslava lásky ve všech jejích podobách, se nese v duchu nejen oceňování všeho krásného, co vidíme očima, ale také té neviditelné harmonie, co sdílíme na úrovni duší. Jako náš anděl strážný Jophiel, který sesílá inspiraci a pozitivní myšlenky, tak i ty rozjasňuješ můj svět svou jedinečností a pomáháš mi uvědomit si, že spolu můžeme odhalovat tajemství skryté ve vnitřní kráse a kreativitě.</text:p>
      <text:p text:style-name="Normal">Naší sílou je spojení, které překračuje obyčejné. Společně sdílíme kameny duše, a tak i naše cesty jsou neodlučně spojeny. Věřím, že každý krok, který společně učiníme, nám umožní objevovat nové horizonty a překládat skutečnou podstatu toho, co znamená být propojeni srdcem i duší. Nechť tento Valentýn je jen dalším z mnoha okamžiků, kdy naše spojení ukáže svou nekonečnou krásu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